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29.svm" manifest:media-type=""/>
  <manifest:file-entry manifest:full-path="Pictures/TablePreview28.svm" manifest:media-type=""/>
  <manifest:file-entry manifest:full-path="Pictures/TablePreview27.svm" manifest:media-type=""/>
  <manifest:file-entry manifest:full-path="Pictures/TablePreview26.svm" manifest:media-type=""/>
  <manifest:file-entry manifest:full-path="Pictures/TablePreview25.svm" manifest:media-type=""/>
  <manifest:file-entry manifest:full-path="Pictures/TablePreview24.svm" manifest:media-type=""/>
  <manifest:file-entry manifest:full-path="Pictures/TablePreview23.svm" manifest:media-type=""/>
  <manifest:file-entry manifest:full-path="Pictures/TablePreview22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23cm" fo:min-width="26.3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134cm" fo:min-width="26.5cm" fo:padding-top="0.125cm" fo:padding-bottom="0.125cm" fo:padding-left="0.25cm" fo:padding-right="0.25cm" fo:wrap-option="wrap"/>
    </style:style>
    <style:style style:name="pr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co1" style:family="table-column">
      <style:table-column-properties style:column-width="6.269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1cm"/>
    </style:style>
    <style:style style:name="ro3" style:family="table-row">
      <style:table-row-properties style:row-height="0.966cm"/>
    </style:style>
    <style:style style:name="ro4" style:family="table-row">
      <style:table-row-properties style:row-height="1.677cm"/>
    </style:style>
    <style:style style:name="ro5" style:family="table-row">
      <style:table-row-properties style:row-height="2.388cm"/>
    </style:style>
    <style:style style:name="ro6" style:family="table-row">
      <style:table-row-properties style:row-height="1.052cm"/>
    </style:style>
    <style:style style:name="ro7" style:family="table-row">
      <style:table-row-properties style:row-height="2.595cm"/>
    </style:style>
    <style:style style:name="ro8" style:family="table-row">
      <style:table-row-properties style:row-height="1.824cm"/>
    </style:style>
    <style:style style:name="ro9" style:family="table-row">
      <style:table-row-properties style:row-height="2.599cm"/>
    </style:style>
    <style:style style:name="ro10" style:family="table-row">
      <style:table-row-properties style:row-height="3.099cm"/>
    </style:style>
    <style:style style:name="ro11" style:family="table-row">
      <style:table-row-properties style:row-height="1.682cm"/>
    </style:style>
    <style:style style:name="ro12" style:family="table-row">
      <style:table-row-properties style:row-height="2.394cm"/>
    </style:style>
    <style:style style:name="ro13" style:family="table-row">
      <style:table-row-properties style:row-height="0.974cm"/>
    </style:style>
    <style:style style:name="ro14" style:family="table-row">
      <style:table-row-properties style:row-height="-0.09cm"/>
    </style:style>
    <style:style style:name="ce1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="0.37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37pt solid #ffffff"/>
    </style:style>
    <style:style style:name="ce3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37pt solid #ffffff"/>
    </style:style>
    <style:style style:name="ce4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37pt solid #ffffff"/>
      <style:text-properties fo:font-weight="bold" style:font-weight-asian="bold" style:font-weight-complex="bold"/>
    </style:style>
    <style:style style:name="ce5" style:family="table-cell">
      <loext:graphic-properties draw:fill="solid" draw:fill-color="#cccccc" draw:textarea-vertical-align="top" fo:padding-top="0.253cm" fo:padding-bottom="0.253cm" fo:padding-left="0.253cm" fo:padding-right="0.253cm"/>
      <style:paragraph-properties fo:border="0.37pt solid #ffffff"/>
    </style:style>
    <style:style style:name="ce6" style:family="table-cell">
      <loext:graphic-properties draw:fill="solid" draw:fill-color="#e6e6e6" draw:textarea-vertical-align="top" fo:padding-top="0.253cm" fo:padding-bottom="0.253cm" fo:padding-left="0.253cm" fo:padding-right="0.253cm"/>
      <style:paragraph-properties fo:border="0.37pt solid #ffffff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solid" style:text-underline-width="auto" style:text-underline-color="font-color" fo:font-weight="bold" style:font-name-asian="Arial" style:font-size-asian="18pt" style:font-style-asian="italic" style:font-weight-asian="bold" style:font-name-complex="Arial" style:font-size-complex="18pt" style:font-style-complex="italic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bold" style:letter-kerning="true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bold" style:letter-kerning="true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63;p14" draw:style-name="gr1" draw:text-style-name="P2" draw:layer="layout" svg:width="10.999cm" svg:height="1.057cm" svg:x="0.4cm" svg:y="0.4cm">
          <text:p text:style-name="P1"><text:span text:style-name="T1">Tabla </text:span><text:span text:style-name="T2">encuest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14" draw:style-name="standard" draw:layer="layout" svg:width="6.268cm" svg:height="9.716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cedula</text:span></text:p>
              </table:table-cell>
            </table:table-row>
            <table:table-row table:style-name="ro1">
              <table:table-cell table:style-name="ce3">
                <text:p text:style-name="P1"><text:span text:style-name="T1">primer_nombre</text:span></text:p>
              </table:table-cell>
            </table:table-row>
            <table:table-row table:style-name="ro1">
              <table:table-cell table:style-name="ce2">
                <text:p text:style-name="P1"><text:span text:style-name="T1">segundo_nombre</text:span></text:p>
              </table:table-cell>
            </table:table-row>
            <table:table-row table:style-name="ro1">
              <table:table-cell table:style-name="ce3">
                <text:p text:style-name="P1"><text:span text:style-name="T1">primer_apellido</text:span></text:p>
              </table:table-cell>
            </table:table-row>
            <table:table-row table:style-name="ro1">
              <table:table-cell table:style-name="ce2">
                <text:p text:style-name="P1"><text:span text:style-name="T1">segundo_apellido</text:span></text:p>
              </table:table-cell>
            </table:table-row>
            <table:table-row table:style-name="ro1">
              <table:table-cell table:style-name="ce3">
                <text:p text:style-name="P1"><text:span text:style-name="T1">genero</text:span></text:p>
              </table:table-cell>
            </table:table-row>
            <table:table-row table:style-name="ro2">
              <table:table-cell table:style-name="ce2">
                <text:p text:style-name="P1"><text:span text:style-name="T1">fecha_nacimiento</text:span></text:p>
              </table:table-cell>
            </table:table-row>
            <table:table-row table:style-name="ro2">
              <table:table-cell table:style-name="ce2">
                <text:p><text:span text:style-name="T1">edad</text:span></text:p>
              </table:table-cell>
            </table:table-row>
            <table:table-row table:style-name="ro2">
              <table:table-cell table:style-name="ce2">
                <text:p><text:span text:style-name="T1">nivel_instrucci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Google Shape;60;gb616aabc42_0_0:notes" presentation:style-name="pr1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1;gb616aabc42_0_0:notes" draw:style-name="gr2" draw:layer="layout" svg:width="14.393cm" svg:height="10.477cm" svg:x="3.599cm" svg:y="2.095cm" draw:page-number="1" presentation:class="page"/>
        </presentation:notes>
      </draw:page>
      <draw:page draw:name="page2" draw:style-name="dp1" draw:master-page-name="TITLE_5f_AND_5f_BODY" presentation:presentation-page-layout-name="AL1T1">
        <draw:custom-shape draw:name="Google Shape;69;p15" draw:style-name="gr1" draw:text-style-name="P2" draw:layer="layout" svg:width="10.999cm" svg:height="1.057cm" svg:x="0.4cm" svg:y="0.4cm">
          <text:p text:style-name="P1"><text:span text:style-name="T1">Tabla </text:span><text:span text:style-name="T2">control_encues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0;p15" draw:style-name="standard" draw:layer="layout" svg:width="6.268cm" svg:height="3.886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fecha_apertura</text:span></text:p>
              </table:table-cell>
            </table:table-row>
            <table:table-row table:style-name="ro1">
              <table:table-cell table:style-name="ce3">
                <text:p text:style-name="P1"><text:span text:style-name="T1">fecha_cierre</text:span></text:p>
              </table:table-cell>
            </table:table-row>
            <table:table-row table:style-name="ro2">
              <table:table-cell table:style-name="ce2">
                <text:p text:style-name="P1"><text:span text:style-name="T1">aperturada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frame draw:name="Google Shape;66;p1:notes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7;p1:notes" draw:style-name="gr2" draw:layer="layout" svg:width="14.393cm" svg:height="10.477cm" svg:x="3.599cm" svg:y="2.095cm" draw:page-number="2" presentation:class="page"/>
        </presentation:notes>
      </draw:page>
      <draw:page draw:name="page3" draw:style-name="dp1" draw:master-page-name="TITLE_5f_AND_5f_BODY" presentation:presentation-page-layout-name="AL1T1">
        <draw:custom-shape draw:name="Google Shape;75;p16" draw:style-name="gr1" draw:text-style-name="P2" draw:layer="layout" svg:width="10.999cm" svg:height="1.057cm" svg:x="0.4cm" svg:y="0.4cm">
          <text:p text:style-name="P1"><text:span text:style-name="T1">Tabla </text:span><text:span text:style-name="T2">control_encuestad</text:span><text:span text:style-name="T2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16" draw:style-name="standard" draw:layer="layout" svg:width="6.268cm" svg:height="4.592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respondio_encuesta</text:span></text:p>
              </table:table-cell>
            </table:table-row>
            <table:table-row table:style-name="ro1">
              <table:table-cell table:style-name="ce4">
                <text:p text:style-name="P1"><text:span text:style-name="T2">id_encuestado</text:span></text:p>
              </table:table-cell>
            </table:table-row>
            <table:table-row table:style-name="ro2">
              <table:table-cell table:style-name="ce4">
                <text:p text:style-name="P1"><text:span text:style-name="T2">id_control_encuesta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frame draw:name="Google Shape;72;gb616aabc42_0_5:notes"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73;gb616aabc42_0_5:notes" draw:style-name="gr2" draw:layer="layout" svg:width="14.393cm" svg:height="10.477cm" svg:x="3.599cm" svg:y="2.095cm" draw:page-number="3" presentation:class="page"/>
        </presentation:notes>
      </draw:page>
      <draw:page draw:name="page4" draw:style-name="dp1" draw:master-page-name="TITLE_5f_AND_5f_BODY" presentation:presentation-page-layout-name="AL1T1">
        <draw:custom-shape draw:name="Google Shape;81;p17" draw:style-name="gr1" draw:text-style-name="P2" draw:layer="layout" svg:width="10.999cm" svg:height="1.057cm" svg:x="0.4cm" svg:y="0.4cm">
          <text:p text:style-name="P1"><text:span text:style-name="T1">Tabla </text:span><text:span text:style-name="T2">encuesta_princip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2;p17" draw:style-name="standard" draw:layer="layout" svg:width="12.537cm" svg:height="12.452cm" svg:x="0.331cm" svg:y="2.025cm">
          <table:table>
            <table:table-column table:style-name="co1"/>
            <table:table-column table:style-name="co1"/>
            <table:table-row table:style-name="ro3" table:default-cell-style-name="ce1">
              <table:table-cell>
                <text:p text:style-name="P1"><text:span text:style-name="T4">CAMPO</text:span></text:p>
              </table:table-cell>
              <table:table-cell>
                <text:p text:style-name="P1"><text:span text:style-name="T4">DESCRIPCION</text:span></text:p>
              </table:table-cell>
            </table:table-row>
            <table:table-row table:style-name="ro3">
              <table:table-cell table:style-name="ce2">
                <text:p text:style-name="P1"><text:span text:style-name="T3">id</text:span></text:p>
              </table:table-cell>
              <table:table-cell table:style-name="ce5"/>
            </table:table-row>
            <table:table-row table:style-name="ro4" table:default-cell-style-name="ce2">
              <table:table-cell>
                <text:p text:style-name="P1"><text:span text:style-name="T1">nivel_educ_cientifica_tec_recibido</text:span></text:p>
              </table:table-cell>
              <table:table-cell>
                <text:p text:style-name="P1"><text:span text:style-name="T1">Pregunta #2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1">defina_ciencia_tecnologia_y_espacial</text:span></text:p>
              </table:table-cell>
              <table:table-cell>
                <text:p text:style-name="P1"><text:span text:style-name="T1">Pregunta #4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1">cual_considera_objetivo_ciencia_espacial</text:span></text:p>
              </table:table-cell>
              <table:table-cell>
                <text:p text:style-name="P1"><text:span text:style-name="T1">Pregunta #5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1">desarrollo_ciencia_tecno_espacial_servicio_de</text:span></text:p>
              </table:table-cell>
              <table:table-cell>
                <text:p text:style-name="P1"><text:span text:style-name="T1">Pregunta #7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1">considera_ven_investiga_espacio</text:span></text:p>
              </table:table-cell>
              <table:table-cell>
                <text:p text:style-name="P1"><text:span text:style-name="T1">Pregunta #8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Google Shape;83;p17" draw:style-name="standard" draw:layer="layout" svg:width="12.537cm" svg:height="12.488cm" svg:x="13.699cm" svg:y="1.804cm">
          <table:table>
            <table:table-column table:style-name="co1"/>
            <table:table-column table:style-name="co1"/>
            <table:table-row table:style-name="ro6" table:default-cell-style-name="ce1">
              <table:table-cell>
                <text:p text:style-name="P1"><text:span text:style-name="T4">CAMPO</text:span></text:p>
              </table:table-cell>
              <table:table-cell>
                <text:p text:style-name="P1"><text:span text:style-name="T4">DESCRIPCION</text:span></text:p>
              </table:table-cell>
            </table:table-row>
            <table:table-row table:style-name="ro7" table:default-cell-style-name="ce2">
              <table:table-cell>
                <text:p text:style-name="P1"><text:span text:style-name="T1">estudio_espacial_contribuye_desarrollo_productivo</text:span></text:p>
              </table:table-cell>
              <table:table-cell>
                <text:p text:style-name="P1"><text:span text:style-name="T1">Pregunta #9</text:span></text:p>
              </table:table-cell>
            </table:table-row>
            <table:table-row table:style-name="ro8" table:default-cell-style-name="ce3">
              <table:table-cell>
                <text:p text:style-name="P1"><text:span text:style-name="T1">conoce_abae</text:span></text:p>
              </table:table-cell>
              <table:table-cell>
                <text:p text:style-name="P1"><text:span text:style-name="T1">Pregunta #10</text:span></text:p>
              </table:table-cell>
            </table:table-row>
            <table:table-row table:style-name="ro8" table:default-cell-style-name="ce2">
              <table:table-cell>
                <text:p text:style-name="P1"><text:span text:style-name="T1">cual</text:span></text:p>
              </table:table-cell>
              <table:table-cell>
                <text:p text:style-name="P1"><text:span text:style-name="T1">Relacionada con la pregunta 10</text:span></text:p>
              </table:table-cell>
            </table:table-row>
            <table:table-row table:style-name="ro7" table:default-cell-style-name="ce3">
              <table:table-cell>
                <text:p text:style-name="P1"><text:span text:style-name="T1">satisfecho_informacion_espacial_trasmite_medios</text:span></text:p>
              </table:table-cell>
              <table:table-cell>
                <text:p text:style-name="P1"><text:span text:style-name="T1">Pregunta #13</text:span></text:p>
              </table:table-cell>
            </table:table-row>
            <table:table-row table:style-name="ro9" table:default-cell-style-name="ce2">
              <table:table-cell>
                <text:p text:style-name="P1"><text:span text:style-name="T1">util_sociedad_ven_informada_tema_espacial</text:span></text:p>
              </table:table-cell>
              <table:table-cell>
                <text:p text:style-name="P1"><text:span text:style-name="T1">Pregunta #14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frame draw:name="Google Shape;78;p2:notes" presentation:style-name="pr4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79;p2:notes" draw:style-name="gr2" draw:layer="layout" svg:width="14.393cm" svg:height="10.477cm" svg:x="3.599cm" svg:y="2.095cm" draw:page-number="4" presentation:class="page"/>
        </presentation:notes>
      </draw:page>
      <draw:page draw:name="page5" draw:style-name="dp1" draw:master-page-name="TITLE_5f_AND_5f_BODY" presentation:presentation-page-layout-name="AL1T1">
        <draw:custom-shape draw:name="Google Shape;88;p18" draw:style-name="gr1" draw:text-style-name="P2" draw:layer="layout" svg:width="10.999cm" svg:height="1.057cm" svg:x="0.4cm" svg:y="0.4cm">
          <text:p text:style-name="P1"><text:span text:style-name="T1">Tabla </text:span><text:span text:style-name="T2">encuesta_princip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9;p18" draw:style-name="standard" draw:layer="layout" svg:width="12.537cm" svg:height="13.616cm" svg:x="0.331cm" svg:y="2.025cm">
          <table:table>
            <table:table-column table:style-name="co1"/>
            <table:table-column table:style-name="co1"/>
            <table:table-row table:style-name="ro3" table:default-cell-style-name="ce1">
              <table:table-cell>
                <text:p text:style-name="P1"><text:span text:style-name="T4">CAMPO</text:span></text:p>
              </table:table-cell>
              <table:table-cell>
                <text:p text:style-name="P1"><text:span text:style-name="T4">DESCRIPCION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1">informado_sobre_satelites_venezolanos</text:span></text:p>
              </table:table-cell>
              <table:table-cell>
                <text:p text:style-name="P1"><text:span text:style-name="T1">Pregunta #16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1">sabia_tenemos_dos_satelistes_observ_remota</text:span></text:p>
              </table:table-cell>
              <table:table-cell>
                <text:p text:style-name="P1"><text:span text:style-name="T1">Pregunta #17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1">considera_satelite_simon_bolivar_efecto_positivo</text:span></text:p>
              </table:table-cell>
              <table:table-cell>
                <text:p text:style-name="P1"><text:span text:style-name="T1">Pregunta #18</text:span></text:p>
              </table:table-cell>
            </table:table-row>
            <table:table-row table:style-name="ro10" table:default-cell-style-name="ce3">
              <table:table-cell>
                <text:p text:style-name="P1"><text:span text:style-name="T1">considera_pertinente_gobierno_promueva_investigacion_espacial</text:span></text:p>
              </table:table-cell>
              <table:table-cell>
                <text:p text:style-name="P1"><text:span text:style-name="T1">Pregunta #19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1">cree_gobierno_financia_actividades_espaciales</text:span></text:p>
              </table:table-cell>
              <table:table-cell>
                <text:p text:style-name="P1"><text:span text:style-name="T1">Pregunta #2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Google Shape;90;p18" draw:style-name="standard" draw:layer="layout" svg:width="12.537cm" svg:height="15.548cm" svg:x="13.843cm" svg:y="0.465cm">
          <table:table>
            <table:table-column table:style-name="co1"/>
            <table:table-column table:style-name="co1"/>
            <table:table-row table:style-name="ro3" table:default-cell-style-name="ce1">
              <table:table-cell>
                <text:p text:style-name="P1"><text:span text:style-name="T4">CAMPO</text:span></text:p>
              </table:table-cell>
              <table:table-cell>
                <text:p text:style-name="P1"><text:span text:style-name="T4">DESCRIPCION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1">si_existiera_mas_inversion_espacial_habria_avance</text:span></text:p>
              </table:table-cell>
              <table:table-cell>
                <text:p text:style-name="P1"><text:span text:style-name="T1">Pregunta #21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1">considera_pertinente_regular_actividades_espaciales</text:span></text:p>
              </table:table-cell>
              <table:table-cell>
                <text:p text:style-name="P1"><text:span text:style-name="T1">Pregunta #22</text:span></text:p>
              </table:table-cell>
            </table:table-row>
            <table:table-row table:style-name="ro10" table:default-cell-style-name="ce2">
              <table:table-cell>
                <text:p text:style-name="P1"><text:span text:style-name="T1">estaria_acuerdo_creacion_fondo_financiar_actividades_espaciales</text:span></text:p>
              </table:table-cell>
              <table:table-cell>
                <text:p text:style-name="P1"><text:span text:style-name="T1">Pregunta #23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1">considera_pertinente_elaborar_plan_tema_espacial</text:span></text:p>
              </table:table-cell>
              <table:table-cell>
                <text:p text:style-name="P1"><text:span text:style-name="T1">Pregunta #24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1">comentarios_sugerencias_encuesta</text:span></text:p>
              </table:table-cell>
              <table:table-cell>
                <text:p text:style-name="P1"><text:span text:style-name="T1">Pregunta #25</text:span></text:p>
              </table:table-cell>
            </table:table-row>
            <table:table-row table:style-name="ro3">
              <table:table-cell table:style-name="ce3">
                <text:p text:style-name="P1"><text:span text:style-name="T2">id_encuestado</text:span></text:p>
              </table:table-cell>
              <table:table-cell table:style-name="ce6"/>
            </table:table-row>
            <table:table-row table:style-name="ro4">
              <table:table-cell table:style-name="ce3">
                <text:p text:style-name="P1"><text:span text:style-name="T2">id_control_encuesta</text:span></text:p>
              </table:table-cell>
              <table:table-cell table:style-name="ce6"/>
            </table:table-row>
          </table:table>
          <draw:image xlink:href="Pictures/TablePreview7.svm" xlink:type="simple" xlink:show="embed" xlink:actuate="onLoad"/>
        </draw:frame>
        <presentation:notes draw:style-name="dp2">
          <draw:frame draw:name="Google Shape;85;p3:notes" presentation:style-name="pr5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86;p3:notes" draw:style-name="gr2" draw:layer="layout" svg:width="14.393cm" svg:height="10.477cm" svg:x="3.599cm" svg:y="2.095cm" draw:page-number="5" presentation:class="page"/>
        </presentation:notes>
      </draw:page>
      <draw:page draw:name="page6" draw:style-name="dp1" draw:master-page-name="TITLE_5f_AND_5f_BODY" presentation:presentation-page-layout-name="AL1T1">
        <draw:custom-shape draw:name="Google Shape;95;p19" draw:style-name="gr1" draw:text-style-name="P2" draw:layer="layout" svg:width="26.799cm" svg:height="1.672cm" svg:x="0.4cm" svg:y="0.4cm">
          <text:p text:style-name="P1"><text:span text:style-name="T1">Tabla </text:span><text:span text:style-name="T2">actividades_cientif</text:span><text:span text:style-name="T2">icas. </text:span><text:span text:style-name="T1">Pregunta #1, </text:span><text:span text:style-name="T1">selección múlt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6;p19" draw:style-name="standard" draw:layer="layout" svg:width="6.268cm" svg:height="10.826cm" svg:x="0.331cm" svg:y="2.025cm">
          <table:table>
            <table:table-column table:style-name="co1"/>
            <table:table-row table:style-name="ro3">
              <table:table-cell table:style-name="ce1">
                <text:p text:style-name="P1"><text:span text:style-name="T3">id</text:span></text:p>
              </table:table-cell>
            </table:table-row>
            <table:table-row table:style-name="ro3">
              <table:table-cell table:style-name="ce2">
                <text:p text:style-name="P1"><text:span text:style-name="T1">deporte</text:span></text:p>
              </table:table-cell>
            </table:table-row>
            <table:table-row table:style-name="ro3">
              <table:table-cell table:style-name="ce3">
                <text:p text:style-name="P1"><text:span text:style-name="T1">astronomia</text:span></text:p>
              </table:table-cell>
            </table:table-row>
            <table:table-row table:style-name="ro3">
              <table:table-cell table:style-name="ce2">
                <text:p text:style-name="P1"><text:span text:style-name="T1">medicina</text:span></text:p>
              </table:table-cell>
            </table:table-row>
            <table:table-row table:style-name="ro3">
              <table:table-cell table:style-name="ce3">
                <text:p text:style-name="P1"><text:span text:style-name="T1">politica</text:span></text:p>
              </table:table-cell>
            </table:table-row>
            <table:table-row table:style-name="ro4">
              <table:table-cell table:style-name="ce2">
                <text:p text:style-name="P1"><text:span text:style-name="T1">Exploracion_espacial</text:span></text:p>
              </table:table-cell>
            </table:table-row>
            <table:table-row table:style-name="ro3">
              <table:table-cell table:style-name="ce3">
                <text:p text:style-name="P1"><text:span text:style-name="T1">fisica</text:span></text:p>
              </table:table-cell>
            </table:table-row>
            <table:table-row table:style-name="ro4">
              <table:table-cell table:style-name="ce2">
                <text:p text:style-name="P1"><text:span text:style-name="T1">lanzamiento_de_cohetes</text:span></text:p>
              </table:table-cell>
            </table:table-row>
            <table:table-row table:style-name="ro3">
              <table:table-cell table:style-name="ce3">
                <text:p text:style-name="P1"><text:span text:style-name="T2">id_encuesta_principal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frame draw:name="Google Shape;92;p4:notes"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93;p4:notes" draw:style-name="gr2" draw:layer="layout" svg:width="14.393cm" svg:height="10.477cm" svg:x="3.599cm" svg:y="2.095cm" draw:page-number="6" presentation:class="page"/>
        </presentation:notes>
      </draw:page>
      <draw:page draw:name="page7" draw:style-name="dp1" draw:master-page-name="TITLE_5f_AND_5f_BODY" presentation:presentation-page-layout-name="AL1T1">
        <draw:custom-shape draw:name="Google Shape;95;p19" draw:style-name="gr3" draw:text-style-name="P4" draw:layer="layout" svg:width="26.799cm" svg:height="1.672cm" svg:x="0.4cm" svg:y="0.4cm">
          <text:p text:style-name="P1"><text:span text:style-name="T1">Tabla </text:span><text:span text:style-name="T2">referencia_activida</text:span><text:span text:style-name="T2">des_cientificas. </text:span><text:span text:style-name="T1">Pregunta #1, </text:span><text:span text:style-name="T1">selección múlt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6;p19" draw:style-name="standard" draw:layer="layout" svg:width="6.268cm" svg:height="1.931cm" svg:x="0.331cm" svg:y="2.025cm">
          <table:table>
            <table:table-column table:style-name="co1"/>
            <table:table-row table:style-name="ro3">
              <table:table-cell table:style-name="ce1">
                <text:p text:style-name="P1"><text:span text:style-name="T3">id</text:span></text:p>
              </table:table-cell>
            </table:table-row>
            <table:table-row table:style-name="ro3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frame draw:name="Google Shape;92;p4:notes" presentation:style-name="pr7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93;p4:notes" draw:style-name="gr2" draw:layer="layout" svg:width="14.393cm" svg:height="10.477cm" svg:x="3.599cm" svg:y="2.095cm" draw:page-number="7" presentation:class="page"/>
        </presentation:notes>
      </draw:page>
      <draw:page draw:name="page8" draw:style-name="dp1" draw:master-page-name="TITLE_5f_AND_5f_BODY" presentation:presentation-page-layout-name="AL1T1">
        <draw:custom-shape draw:name="Google Shape;101;p20" draw:style-name="gr1" draw:text-style-name="P2" draw:layer="layout" svg:width="27.199cm" svg:height="1.672cm" svg:x="0.4cm" svg:y="0.4cm">
          <text:p text:style-name="P1"><text:span text:style-name="T5">Tabla </text:span><text:span text:style-name="T6">comp_habi_sis_ed</text:span><text:span text:style-name="T6">uc_jovenes. </text:span><text:span text:style-name="T5">Pregunta #3</text:span><text:span text:style-name="T1">, </text:span><text:span text:style-name="T1">selección múlt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2;p20" draw:style-name="standard" draw:layer="layout" svg:width="6.268cm" svg:height="11.738cm" svg:x="0.331cm" svg:y="2.025cm">
          <table:table>
            <table:table-column table:style-name="co1"/>
            <table:table-row table:style-name="ro3">
              <table:table-cell table:style-name="ce1">
                <text:p text:style-name="P1"><text:span text:style-name="T3">id</text:span></text:p>
              </table:table-cell>
            </table:table-row>
            <table:table-row table:style-name="ro4">
              <table:table-cell table:style-name="ce2">
                <text:p text:style-name="P1"><text:span text:style-name="T1">dominar_lenguaje_programacion</text:span></text:p>
              </table:table-cell>
            </table:table-row>
            <table:table-row table:style-name="ro5">
              <table:table-cell table:style-name="ce3">
                <text:p text:style-name="P1"><text:span text:style-name="T1">capacidad_resolver_problemas_complejos</text:span></text:p>
              </table:table-cell>
            </table:table-row>
            <table:table-row table:style-name="ro4">
              <table:table-cell table:style-name="ce2">
                <text:p text:style-name="P1"><text:span text:style-name="T1">hab_diseno_construc_robots</text:span></text:p>
              </table:table-cell>
            </table:table-row>
            <table:table-row table:style-name="ro5">
              <table:table-cell table:style-name="ce3">
                <text:p text:style-name="P1"><text:span text:style-name="T1">incentivar_curiosidad_ciencia_tecnologia</text:span></text:p>
              </table:table-cell>
            </table:table-row>
            <table:table-row table:style-name="ro3">
              <table:table-cell table:style-name="ce2">
                <text:p text:style-name="P1"><text:span text:style-name="T1">habito_lectura</text:span></text:p>
              </table:table-cell>
            </table:table-row>
            <table:table-row table:style-name="ro3">
              <table:table-cell table:style-name="ce3">
                <text:p text:style-name="P1"><text:span text:style-name="T2">id_encuesta_principal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frame draw:name="Google Shape;98;p5:notes" presentation:style-name="pr8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99;p5:notes" draw:style-name="gr2" draw:layer="layout" svg:width="14.393cm" svg:height="10.477cm" svg:x="3.599cm" svg:y="2.095cm" draw:page-number="8" presentation:class="page"/>
        </presentation:notes>
      </draw:page>
      <draw:page draw:name="page9" draw:style-name="dp1" draw:master-page-name="TITLE_5f_AND_5f_BODY" presentation:presentation-page-layout-name="AL1T1">
        <draw:custom-shape draw:name="Google Shape;107;p21" draw:style-name="gr1" draw:text-style-name="P2" draw:layer="layout" svg:width="26.999cm" svg:height="2.383cm" svg:x="0.4cm" svg:y="0.4cm">
          <text:p text:style-name="P1"><text:span text:style-name="T5">Tabla </text:span><text:span text:style-name="T6">conoci_cientifico_tecnologico_espacial_util. </text:span><text:span text:style-name="T5">Pregunta #6</text:span><text:span text:style-name="T1">, selección múlt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;p21" draw:style-name="standard" draw:layer="layout" svg:width="6.268cm" svg:height="11.282cm" svg:x="0.331cm" svg:y="2.025cm">
          <table:table>
            <table:table-column table:style-name="co1"/>
            <table:table-row table:style-name="ro3">
              <table:table-cell table:style-name="ce1">
                <text:p text:style-name="P1"><text:span text:style-name="T3">id</text:span></text:p>
              </table:table-cell>
            </table:table-row>
            <table:table-row table:style-name="ro3">
              <table:table-cell table:style-name="ce2">
                <text:p text:style-name="P1"><text:span text:style-name="T1">vida_cotidiana</text:span></text:p>
              </table:table-cell>
            </table:table-row>
            <table:table-row table:style-name="ro3">
              <table:table-cell table:style-name="ce3">
                <text:p text:style-name="P1"><text:span text:style-name="T1">trabajo</text:span></text:p>
              </table:table-cell>
            </table:table-row>
            <table:table-row table:style-name="ro5">
              <table:table-cell table:style-name="ce2">
                <text:p text:style-name="P1"><text:span text:style-name="T1">comprender_espacio_mejorar_humanidad</text:span></text:p>
              </table:table-cell>
            </table:table-row>
            <table:table-row table:style-name="ro4">
              <table:table-cell table:style-name="ce3">
                <text:p text:style-name="P1"><text:span text:style-name="T1">preservar_entorno_ambiente</text:span></text:p>
              </table:table-cell>
            </table:table-row>
            <table:table-row table:style-name="ro4">
              <table:table-cell table:style-name="ce2">
                <text:p text:style-name="P1"><text:span text:style-name="T1">seguridad_defensa_nacion</text:span></text:p>
              </table:table-cell>
            </table:table-row>
            <table:table-row table:style-name="ro3">
              <table:table-cell table:style-name="ce3">
                <text:p text:style-name="P1"><text:span text:style-name="T1">ninguna_anteriores</text:span></text:p>
              </table:table-cell>
            </table:table-row>
            <table:table-row table:style-name="ro3">
              <table:table-cell table:style-name="ce2">
                <text:p text:style-name="P1"><text:span text:style-name="T2">id_encuesta_principal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frame draw:name="Google Shape;104;p6:notes" presentation:style-name="pr9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05;p6:notes" draw:style-name="gr2" draw:layer="layout" svg:width="14.393cm" svg:height="10.477cm" svg:x="3.599cm" svg:y="2.095cm" draw:page-number="9" presentation:class="page"/>
        </presentation:notes>
      </draw:page>
      <draw:page draw:name="page10" draw:style-name="dp1" draw:master-page-name="TITLE_5f_AND_5f_BODY" presentation:presentation-page-layout-name="AL1T1">
        <draw:custom-shape draw:name="Google Shape;113;p22" draw:style-name="gr1" draw:text-style-name="P2" draw:layer="layout" svg:width="26.999cm" svg:height="2.383cm" svg:x="0.4cm" svg:y="0.4cm">
          <text:p text:style-name="P1"><text:span text:style-name="T5">Tabla </text:span><text:span text:style-name="T6">conoce_o_no_con</text:span><text:span text:style-name="T6">oce_organismos. </text:span><text:span text:style-name="T5">Pregunta #11</text:span><text:span text:style-name="T1">, </text:span><text:span text:style-name="T1">selección múlt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22" draw:style-name="standard" draw:layer="layout" svg:width="6.268cm" svg:height="14.312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mppct</text:span></text:p>
              </table:table-cell>
            </table:table-row>
            <table:table-row table:style-name="ro1">
              <table:table-cell table:style-name="ce3">
                <text:p text:style-name="P1"><text:span text:style-name="T1">ivic</text:span></text:p>
              </table:table-cell>
            </table:table-row>
            <table:table-row table:style-name="ro1">
              <table:table-cell table:style-name="ce2">
                <text:p text:style-name="P1"><text:span text:style-name="T1">abae</text:span></text:p>
              </table:table-cell>
            </table:table-row>
            <table:table-row table:style-name="ro1">
              <table:table-cell table:style-name="ce3">
                <text:p text:style-name="P1"><text:span text:style-name="T1">idea</text:span></text:p>
              </table:table-cell>
            </table:table-row>
            <table:table-row table:style-name="ro1">
              <table:table-cell table:style-name="ce2">
                <text:p text:style-name="P1"><text:span text:style-name="T1">cida</text:span></text:p>
              </table:table-cell>
            </table:table-row>
            <table:table-row table:style-name="ro1">
              <table:table-cell table:style-name="ce3">
                <text:p text:style-name="P1"><text:span text:style-name="T1">fii</text:span></text:p>
              </table:table-cell>
            </table:table-row>
            <table:table-row table:style-name="ro1">
              <table:table-cell table:style-name="ce2">
                <text:p text:style-name="P1"><text:span text:style-name="T1">ciae</text:span></text:p>
              </table:table-cell>
            </table:table-row>
            <table:table-row table:style-name="ro1">
              <table:table-cell table:style-name="ce3">
                <text:p text:style-name="P1"><text:span text:style-name="T1">dida</text:span></text:p>
              </table:table-cell>
            </table:table-row>
            <table:table-row table:style-name="ro1">
              <table:table-cell table:style-name="ce2">
                <text:p text:style-name="P1"><text:span text:style-name="T1">cenditel</text:span></text:p>
              </table:table-cell>
            </table:table-row>
            <table:table-row table:style-name="ro1">
              <table:table-cell table:style-name="ce3">
                <text:p text:style-name="P1"><text:span text:style-name="T1">cendit</text:span></text:p>
              </table:table-cell>
            </table:table-row>
            <table:table-row table:style-name="ro1">
              <table:table-cell table:style-name="ce2">
                <text:p text:style-name="P1"><text:span text:style-name="T1">cntq</text:span></text:p>
              </table:table-cell>
            </table:table-row>
            <table:table-row table:style-name="ro1">
              <table:table-cell table:style-name="ce3">
                <text:p text:style-name="P1"><text:span text:style-name="T1">intevep</text:span></text:p>
              </table:table-cell>
            </table:table-row>
            <table:table-row table:style-name="ro2">
              <table:table-cell table:style-name="ce2">
                <text:p text:style-name="P1"><text:span text:style-name="T2">id_encuesta_principal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frame draw:name="Google Shape;110;p7:notes" presentation:style-name="pr10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11;p7:notes" draw:style-name="gr2" draw:layer="layout" svg:width="14.393cm" svg:height="10.477cm" svg:x="3.599cm" svg:y="2.095cm" draw:page-number="10" presentation:class="page"/>
        </presentation:notes>
      </draw:page>
      <draw:page draw:name="page11" draw:style-name="dp1" draw:master-page-name="TITLE_5f_AND_5f_BODY" presentation:presentation-page-layout-name="AL1T1">
        <draw:custom-shape draw:name="Google Shape;119;p23" draw:style-name="gr1" draw:text-style-name="P2" draw:layer="layout" svg:width="26.999cm" svg:height="2.383cm" svg:x="0.4cm" svg:y="0.4cm">
          <text:p text:style-name="P1"><text:span text:style-name="T5">Tabla </text:span><text:span text:style-name="T6">a_que_atribuye_po</text:span><text:span text:style-name="T6">co_avance_tema_e</text:span><text:span text:style-name="T6">spacial. </text:span><text:span text:style-name="T5">Pregunta </text:span><text:span text:style-name="T5">#12</text:span><text:span text:style-name="T1">, selección </text:span><text:span text:style-name="T1">múlt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0;p23" draw:style-name="standard" draw:layer="layout" svg:width="6.268cm" svg:height="12.751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poca_inversion</text:span></text:p>
              </table:table-cell>
            </table:table-row>
            <table:table-row table:style-name="ro11">
              <table:table-cell table:style-name="ce3">
                <text:p text:style-name="P1"><text:span text:style-name="T1">carencia_cientificos_ingenieros</text:span></text:p>
              </table:table-cell>
            </table:table-row>
            <table:table-row table:style-name="ro12">
              <table:table-cell table:style-name="ce2">
                <text:p text:style-name="P1"><text:span text:style-name="T1">sociedad_ven_poco_interes_tema_espacial</text:span></text:p>
              </table:table-cell>
            </table:table-row>
            <table:table-row table:style-name="ro12">
              <table:table-cell table:style-name="ce3">
                <text:p text:style-name="P1"><text:span text:style-name="T1">no_haya_investigacion_cientifica_tema_espacial</text:span></text:p>
              </table:table-cell>
            </table:table-row>
            <table:table-row table:style-name="ro11">
              <table:table-cell table:style-name="ce2">
                <text:p text:style-name="P1"><text:span text:style-name="T1">no_existe_infraestructura</text:span></text:p>
              </table:table-cell>
            </table:table-row>
            <table:table-row table:style-name="ro11">
              <table:table-cell table:style-name="ce3">
                <text:p text:style-name="P1"><text:span text:style-name="T1">empresas_privadas_no_apoyan</text:span></text:p>
              </table:table-cell>
            </table:table-row>
            <table:table-row table:style-name="ro13">
              <table:table-cell table:style-name="ce2">
                <text:p text:style-name="P1"><text:span text:style-name="T1">bloqueo_economico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name="Google Shape;121;p23" draw:style-name="standard" draw:layer="layout" svg:width="6.268cm" svg:height="2.648cm" svg:x="7.851cm" svg:y="1.995cm">
          <table:table>
            <table:table-column table:style-name="co1"/>
            <table:table-row table:style-name="ro1">
              <table:table-cell table:style-name="ce1">
                <text:p text:style-name="P1"><text:span text:style-name="T1">crisis_economica</text:span></text:p>
              </table:table-cell>
            </table:table-row>
            <table:table-row table:style-name="ro2">
              <table:table-cell table:style-name="ce2">
                <text:p text:style-name="P1"><text:span text:style-name="T2">id_encuesta_principal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frame draw:name="Google Shape;116;p8:notes" presentation:style-name="pr11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17;p8:notes" draw:style-name="gr2" draw:layer="layout" svg:width="14.393cm" svg:height="10.477cm" svg:x="3.599cm" svg:y="2.095cm" draw:page-number="11" presentation:class="page"/>
        </presentation:notes>
      </draw:page>
      <draw:page draw:name="page12" draw:style-name="dp1" draw:master-page-name="TITLE_5f_AND_5f_BODY" presentation:presentation-page-layout-name="AL1T1">
        <draw:custom-shape draw:name="Google Shape;126;p24" draw:style-name="gr1" draw:text-style-name="P2" draw:layer="layout" svg:width="26.999cm" svg:height="2.383cm" svg:x="0.4cm" svg:y="0.4cm">
          <text:p text:style-name="P1"><text:span text:style-name="T5">Tabla </text:span><text:span text:style-name="T6">aspectos_ciencia_</text:span><text:span text:style-name="T6">espacial_interesari</text:span><text:span text:style-name="T6">a. </text:span><text:span text:style-name="T5">Pregunta #15</text:span><text:span text:style-name="T1">, </text:span><text:span text:style-name="T1">selección múlt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3.454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astronomia</text:span></text:p>
              </table:table-cell>
            </table:table-row>
            <table:table-row table:style-name="ro11">
              <table:table-cell table:style-name="ce3">
                <text:p text:style-name="P1"><text:span text:style-name="T1">ing_aeroespacial</text:span></text:p>
              </table:table-cell>
            </table:table-row>
            <table:table-row table:style-name="ro12">
              <table:table-cell table:style-name="ce2">
                <text:p text:style-name="P1"><text:span text:style-name="T1">puesta_orbita_satelites</text:span></text:p>
              </table:table-cell>
            </table:table-row>
            <table:table-row table:style-name="ro12">
              <table:table-cell table:style-name="ce3">
                <text:p text:style-name="P1"><text:span text:style-name="T1">exploracion_espacial</text:span></text:p>
              </table:table-cell>
            </table:table-row>
            <table:table-row table:style-name="ro11">
              <table:table-cell table:style-name="ce2">
                <text:p text:style-name="P1"><text:span text:style-name="T1">vuelos_espaciales</text:span></text:p>
              </table:table-cell>
            </table:table-row>
            <table:table-row table:style-name="ro11">
              <table:table-cell table:style-name="ce3">
                <text:p text:style-name="P1"><text:span text:style-name="T1">observacion_tierra</text:span></text:p>
              </table:table-cell>
            </table:table-row>
            <table:table-row table:style-name="ro13">
              <table:table-cell table:style-name="ce2">
                <text:p text:style-name="P1"><text:span text:style-name="T2">id_encuesta_principal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frame draw:name="Google Shape;123;p9:notes" presentation:style-name="pr1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12" presentation:class="page"/>
        </presentation:notes>
      </draw:page>
      <draw:page draw:name="page13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1">Tabla </text:span><text:span text:style-name="T2">referencia_nivel_instrucc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frame draw:name="Google Shape;123;p9:notes" presentation:style-name="pr1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13" presentation:class="page"/>
        </presentation:notes>
      </draw:page>
      <draw:page draw:name="page14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1">Tabla </text:span><text:span text:style-name="T2">referencia_ed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frame draw:name="Google Shape;123;p9:notes" presentation:style-name="pr14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14" presentation:class="page"/>
        </presentation:notes>
      </draw:page>
      <draw:page draw:name="page15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7">Tabla </text:span><text:span text:style-name="T8">referencia_nivel_educ_cientifica_tec_recibido. </text:span><text:span text:style-name="T1">Pregunta #2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frame draw:name="Google Shape;123;p9:notes" presentation:style-name="pr15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15" presentation:class="page"/>
        </presentation:notes>
      </draw:page>
      <draw:page draw:name="page16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5">Tabla </text:span><text:span text:style-name="T6">referencia_defina_ciencia_tecnologia_y_espacial</text:span><text:span text:style-name="T8">. </text:span><text:span text:style-name="T5">Pregunta #4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frame draw:name="Google Shape;123;p9:notes" presentation:style-name="pr1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16" presentation:class="page"/>
        </presentation:notes>
      </draw:page>
      <draw:page draw:name="page17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5">Tabla </text:span><text:span text:style-name="T6">referencia_cual_considera_objetivo_ciencia_espacial</text:span><text:span text:style-name="T8">. </text:span><text:span text:style-name="T5">Pregunta #5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453cm" svg:y="3.559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draw:frame draw:name="Google Shape;123;p9:notes" presentation:style-name="pr17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17" presentation:class="page"/>
        </presentation:notes>
      </draw:page>
      <draw:page draw:name="page18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5">Tabla </text:span><text:span text:style-name="T6">referencia_desarrollo_ciencia_tecno_espacial_servicio_de</text:span><text:span text:style-name="T8">. </text:span><text:span text:style-name="T5">Pregunta #7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37cm" svg:x="0.423cm" svg:y="3.393cm">
          <table:table>
            <table:table-column table:style-name="co1"/>
            <table:table-row table:style-name="ro14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21.svm" xlink:type="simple" xlink:show="embed" xlink:actuate="onLoad"/>
        </draw:frame>
        <presentation:notes draw:style-name="dp2">
          <draw:frame draw:name="Google Shape;123;p9:notes" presentation:style-name="pr18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18" presentation:class="page"/>
        </presentation:notes>
      </draw:page>
      <draw:page draw:name="page19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5">Tabla </text:span><text:span text:style-name="T6">referencia_informado_sobre_satelites_venezolanos</text:span><text:span text:style-name="T8">. </text:span><text:span text:style-name="T5">Pregunta #16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draw:frame draw:name="Google Shape;123;p9:notes" presentation:style-name="pr19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19" presentation:class="page"/>
        </presentation:notes>
      </draw:page>
      <draw:page draw:name="page20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5">Tabla </text:span><text:span text:style-name="T6">referencia_sabia_tenemos_dos_satelistes_observ_remota</text:span><text:span text:style-name="T8">. </text:span><text:span text:style-name="T5">Pregunta #17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284cm" svg:y="4.161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23.svm" xlink:type="simple" xlink:show="embed" xlink:actuate="onLoad"/>
        </draw:frame>
        <presentation:notes draw:style-name="dp2">
          <draw:frame draw:name="Google Shape;123;p9:notes" presentation:style-name="pr20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20" presentation:class="page"/>
        </presentation:notes>
      </draw:page>
      <draw:page draw:name="page21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5">Tabla </text:span><text:span text:style-name="T6">referencia_considera_satelite_simon_bolivar_efecto_positivo</text:span><text:span text:style-name="T8">. </text:span><text:span text:style-name="T5">Pregunta #18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371cm" svg:y="4.161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24.svm" xlink:type="simple" xlink:show="embed" xlink:actuate="onLoad"/>
        </draw:frame>
        <presentation:notes draw:style-name="dp2">
          <draw:frame draw:name="Google Shape;123;p9:notes" presentation:style-name="pr21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21" presentation:class="page"/>
        </presentation:notes>
      </draw:page>
      <draw:page draw:name="page22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5">Tabla </text:span><text:span text:style-name="T6">referencia_considera_pertinente_gobierno_promueva_investigacion_espacial</text:span><text:span text:style-name="T8">. </text:span><text:span text:style-name="T5">Pregunta #19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412cm" svg:y="4.127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25.svm" xlink:type="simple" xlink:show="embed" xlink:actuate="onLoad"/>
        </draw:frame>
        <presentation:notes draw:style-name="dp2">
          <draw:frame draw:name="Google Shape;123;p9:notes" presentation:style-name="pr2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22" presentation:class="page"/>
        </presentation:notes>
      </draw:page>
      <draw:page draw:name="page23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5">Tabla </text:span><text:span text:style-name="T6">referencia_cree_gobierno_financia_actividades_espaciales</text:span><text:span text:style-name="T8">. </text:span><text:span text:style-name="T5">Pregunta #20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412cm" svg:y="4.127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26.svm" xlink:type="simple" xlink:show="embed" xlink:actuate="onLoad"/>
        </draw:frame>
        <presentation:notes draw:style-name="dp2">
          <draw:frame draw:name="Google Shape;123;p9:notes" presentation:style-name="pr2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23" presentation:class="page"/>
        </presentation:notes>
      </draw:page>
      <draw:page draw:name="page24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5">Tabla </text:span><text:span text:style-name="T6">referencia_si_existiera_mas_inversion_espacial_habria_avance</text:span><text:span text:style-name="T8">. </text:span><text:span text:style-name="T5">Pregunta #21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412cm" svg:y="4.127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27.svm" xlink:type="simple" xlink:show="embed" xlink:actuate="onLoad"/>
        </draw:frame>
        <presentation:notes draw:style-name="dp2">
          <draw:frame draw:name="Google Shape;123;p9:notes" presentation:style-name="pr24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24" presentation:class="page"/>
        </presentation:notes>
      </draw:page>
      <draw:page draw:name="page25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5">Tabla </text:span><text:span text:style-name="T6">referencia_considera_pertinente_regular_actividades_espaciales</text:span><text:span text:style-name="T8">. </text:span><text:span text:style-name="T5">Pregunta #22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412cm" svg:y="4.127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28.svm" xlink:type="simple" xlink:show="embed" xlink:actuate="onLoad"/>
        </draw:frame>
        <presentation:notes draw:style-name="dp2">
          <draw:frame draw:name="Google Shape;123;p9:notes" presentation:style-name="pr25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25" presentation:class="page"/>
        </presentation:notes>
      </draw:page>
      <draw:page draw:name="page26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5">Tabla </text:span><text:span text:style-name="T6">referencia_estaria_acuerdo_creacion_fondo_financiar_actividades_espaciales</text:span><text:span text:style-name="T8">. </text:span><text:span text:style-name="T5">Pregunta #23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412cm" svg:y="4.127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29.svm" xlink:type="simple" xlink:show="embed" xlink:actuate="onLoad"/>
        </draw:frame>
        <presentation:notes draw:style-name="dp2">
          <draw:frame draw:name="Google Shape;123;p9:notes" presentation:style-name="pr2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26" presentation:class="page"/>
        </presentation:notes>
      </draw:page>
      <draw:page draw:name="page27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5">Tabla </text:span><text:span text:style-name="T6">referencia_considera_pertinente_elaborar_plan_tema_espacial</text:span><text:span text:style-name="T8">. </text:span><text:span text:style-name="T5">Pregunta #24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412cm" svg:y="4.127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30.svm" xlink:type="simple" xlink:show="embed" xlink:actuate="onLoad"/>
        </draw:frame>
        <presentation:notes draw:style-name="dp2">
          <draw:frame draw:name="Google Shape;123;p9:notes" presentation:style-name="pr27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27" presentation:class="page"/>
        </presentation:notes>
      </draw:page>
      <draw:page draw:name="page28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1">Tabla </text:span><text:span text:style-name="T2">referencia_estados_de_venezuel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nombre_estado</text:span></text:p>
              </table:table-cell>
            </table:table-row>
          </table:table>
          <draw:image xlink:href="Pictures/TablePreview31.svm" xlink:type="simple" xlink:show="embed" xlink:actuate="onLoad"/>
        </draw:frame>
        <presentation:notes draw:style-name="dp2">
          <draw:frame draw:name="Google Shape;123;p9:notes" presentation:style-name="pr28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2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0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12;p2" presentation:style-name="TITLE_5f_AND_5f_BODY-title" draw:layer="backgroundobjects" svg:width="25.198cm" svg:height="2.628cm" svg:x="1.4cm" svg:y="0.62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Linux_X86_64 LibreOffice_project/00m0$Build-2</meta:generator>
    <dc:date>2021-01-16T10:09:20.692953639</dc:date>
    <meta:editing-duration>PT2H27M31S</meta:editing-duration>
    <meta:editing-cycles>13</meta:editing-cycles>
    <meta:document-statistic meta:object-count="133"/>
  </office:meta>
</office:document-meta>
</file>